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80" table:style-name="ce51">
            <text:p>142,480</text:p>
          </table:table-cell>
          <table:table-cell office:value-type="float" office:value="9002584" table:style-name="ce51">
            <text:p>9,002,584</text:p>
          </table:table-cell>
          <table:table-cell office:value-type="float" office:value="23215015" table:style-name="ce51">
            <text:p>23,215,015</text:p>
          </table:table-cell>
          <table:table-cell office:value-type="float" office:value="11493738" table:style-name="ce51">
            <text:p>11,493,738</text:p>
          </table:table-cell>
          <table:table-cell office:value-type="float" office:value="11721277" table:style-name="ce51">
            <text:p>11,721,277</text:p>
          </table:table-cell>
          <table:table-cell office:value-type="float" office:value="98.06" table:style-name="ce52">
            <text:p>98.06</text:p>
          </table:table-cell>
          <table:table-cell office:value-type="float" office:value="641.35" table:style-name="ce52">
            <text:p>641.35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03" table:style-name="ce51">
            <text:p>142,503</text:p>
          </table:table-cell>
          <table:table-cell office:value-type="float" office:value="9008300" table:style-name="ce51">
            <text:p>9,008,300</text:p>
          </table:table-cell>
          <table:table-cell office:value-type="float" office:value="23196178" table:style-name="ce51">
            <text:p>23,196,178</text:p>
          </table:table-cell>
          <table:table-cell office:value-type="float" office:value="11482441" table:style-name="ce51">
            <text:p>11,482,441</text:p>
          </table:table-cell>
          <table:table-cell office:value-type="float" office:value="11713737" table:style-name="ce51">
            <text:p>11,713,737</text:p>
          </table:table-cell>
          <table:table-cell office:value-type="float" office:value="98.03" table:style-name="ce52">
            <text:p>98.03</text:p>
          </table:table-cell>
          <table:table-cell office:value-type="float" office:value="640.83000000000004" table:style-name="ce52">
            <text:p>640.83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7" table:style-name="ce51">
            <text:p>7,747</text:p>
          </table:table-cell>
          <table:table-cell office:value-type="float" office:value="142506" table:style-name="ce51">
            <text:p>142,506</text:p>
          </table:table-cell>
          <table:table-cell office:value-type="float" office:value="9014700" table:style-name="ce51">
            <text:p>9,014,700</text:p>
          </table:table-cell>
          <table:table-cell office:value-type="float" office:value="23186278" table:style-name="ce51">
            <text:p>23,186,278</text:p>
          </table:table-cell>
          <table:table-cell office:value-type="float" office:value="11475116" table:style-name="ce51">
            <text:p>11,475,116</text:p>
          </table:table-cell>
          <table:table-cell office:value-type="float" office:value="11711162" table:style-name="ce51">
            <text:p>11,711,162</text:p>
          </table:table-cell>
          <table:table-cell office:value-type="float" office:value="97.98" table:style-name="ce52">
            <text:p>97.98</text:p>
          </table:table-cell>
          <table:table-cell office:value-type="float" office:value="640.55999999999995" table:style-name="ce52">
            <text:p>640.56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28" table:style-name="ce51">
            <text:p>142,528</text:p>
          </table:table-cell>
          <table:table-cell office:value-type="float" office:value="9026456" table:style-name="ce51">
            <text:p>9,026,456</text:p>
          </table:table-cell>
          <table:table-cell office:value-type="float" office:value="23190064" table:style-name="ce51">
            <text:p>23,190,064</text:p>
          </table:table-cell>
          <table:table-cell office:value-type="float" office:value="11475027" table:style-name="ce51">
            <text:p>11,475,027</text:p>
          </table:table-cell>
          <table:table-cell office:value-type="float" office:value="11715037" table:style-name="ce51">
            <text:p>11,715,037</text:p>
          </table:table-cell>
          <table:table-cell office:value-type="float" office:value="97.95" table:style-name="ce52">
            <text:p>97.95</text:p>
          </table:table-cell>
          <table:table-cell office:value-type="float" office:value="640.66" table:style-name="ce52">
            <text:p>640.66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35" table:style-name="ce51">
            <text:p>142,535</text:p>
          </table:table-cell>
          <table:table-cell office:value-type="float" office:value="9042909" table:style-name="ce51">
            <text:p>9,042,909</text:p>
          </table:table-cell>
          <table:table-cell office:value-type="float" office:value="23194554" table:style-name="ce51">
            <text:p>23,194,554</text:p>
          </table:table-cell>
          <table:table-cell office:value-type="float" office:value="11475623" table:style-name="ce51">
            <text:p>11,475,623</text:p>
          </table:table-cell>
          <table:table-cell office:value-type="float" office:value="11718931" table:style-name="ce51">
            <text:p>11,718,931</text:p>
          </table:table-cell>
          <table:table-cell office:value-type="float" office:value="97.92" table:style-name="ce52">
            <text:p>97.92</text:p>
          </table:table-cell>
          <table:table-cell office:value-type="float" office:value="640.79" table:style-name="ce52">
            <text:p>640.79</text:p>
          </table:table-cell>
          <table:table-cell office:value-type="float" office:value="2.56" table:style-name="ce53">
            <text:p>2.56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6750418760469013" table:style-name="ce59">
            <text:p>–0.17</text:p>
          </table:table-cell>
          <table:table-cell office:value-type="float" office:value="-0.30356231071071349" table:style-name="ce59">
            <text:p>–0.30</text:p>
          </table:table-cell>
          <table:table-cell office:value-type="float" office:value="0.60821689138063839" table:style-name="ce59">
            <text:p>0.61</text:p>
          </table:table-cell>
          <table:table-cell office:value-type="float" office:value="-1.0970697092939883" table:style-name="ce59">
            <text:p>–1.10</text:p>
          </table:table-cell>
          <table:table-cell office:value-type="float" office:value="-1.2139819691516838" table:style-name="ce59">
            <text:p>–1.21</text:p>
          </table:table-cell>
          <table:table-cell office:value-type="float" office:value="-0.98231629572486789" table:style-name="ce59">
            <text:p>–0.98</text:p>
          </table:table-cell>
          <table:table-cell office:value-type="float" office:value="-0.23433520122262247" table:style-name="ce59">
            <text:p>–0.23</text:p>
          </table:table-cell>
          <table:table-cell office:value-type="float" office:value="-1.0958650388183215" table:style-name="ce59">
            <text:p>–1.10</text:p>
          </table:table-cell>
          <table:table-cell office:value-type="float" office:value="-1.9157088122605297" table:style-name="ce59">
            <text:p>–1.92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4.9113156713066902E-3" table:style-name="ce62">
            <text:p>0.00</text:p>
          </table:table-cell>
          <table:table-cell office:value-type="float" office:value="0.18227530273232373" table:style-name="ce62">
            <text:p>0.18</text:p>
          </table:table-cell>
          <table:table-cell office:value-type="float" office:value="1.9361740441940996E-2" table:style-name="ce62">
            <text:p>0.02</text:p>
          </table:table-cell>
          <table:table-cell office:value-type="float" office:value="5.1938875612231681E-3" table:style-name="ce62">
            <text:p>0.01</text:p>
          </table:table-cell>
          <table:table-cell office:value-type="float" office:value="3.3239331638474548E-2" table:style-name="ce62">
            <text:p>0.03</text:p>
          </table:table-cell>
          <table:table-cell office:value-type="float" office:value="-3.0627871362941435E-2" table:style-name="ce62">
            <text:p>–0.03</text:p>
          </table:table-cell>
          <table:table-cell office:value-type="float" office:value="2.0291574313987988E-2" table:style-name="ce62">
            <text:p>0.02</text:p>
          </table:table-cell>
          <table:table-cell office:value-type="float" office:value="-0.38910505836575049" table:style-name="ce62">
            <text:p>–0.39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493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8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8" table:style-name="ce46">
            <text:p>7,748</text:p>
          </table:table-cell>
          <table:table-cell office:value-type="float" office:value="142535" table:style-name="ce46">
            <text:p>142,535</text:p>
          </table:table-cell>
          <table:table-cell office:value-type="float" office:value="9042909" table:style-name="ce46">
            <text:p>9,042,909</text:p>
          </table:table-cell>
          <table:table-cell office:value-type="float" office:value="23194554" table:style-name="ce46">
            <text:p>23,194,554</text:p>
          </table:table-cell>
          <table:table-cell office:value-type="float" office:value="11475623" table:style-name="ce46">
            <text:p>11,475,623</text:p>
          </table:table-cell>
          <table:table-cell office:value-type="float" office:value="11718931" table:style-name="ce46">
            <text:p>11,718,931</text:p>
          </table:table-cell>
          <table:table-cell office:value-type="float" office:value="97.92" table:style-name="ce47">
            <text:p>97.92</text:p>
          </table:table-cell>
          <table:table-cell office:value-type="float" office:value="640.79" table:style-name="ce47">
            <text:p>640.79</text:p>
          </table:table-cell>
          <table:table-cell office:value-type="float" office:value="2.56" table:style-name="ce48">
            <text:p>2.56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1" table:style-name="ce46">
            <text:p>22,151</text:p>
          </table:table-cell>
          <table:table-cell office:value-type="float" office:value="1629010" table:style-name="ce46">
            <text:p>1,629,010</text:p>
          </table:table-cell>
          <table:table-cell office:value-type="float" office:value="3976840" table:style-name="ce46">
            <text:p>3,976,840</text:p>
          </table:table-cell>
          <table:table-cell office:value-type="float" office:value="1939651" table:style-name="ce46">
            <text:p>1,939,651</text:p>
          </table:table-cell>
          <table:table-cell office:value-type="float" office:value="2037189" table:style-name="ce46">
            <text:p>2,037,189</text:p>
          </table:table-cell>
          <table:table-cell office:value-type="float" office:value="95.21" table:style-name="ce47">
            <text:p>95.21</text:p>
          </table:table-cell>
          <table:table-cell office:value-type="float" office:value="1937.5" table:style-name="ce47">
            <text:p>1,937.50</text:p>
          </table:table-cell>
          <table:table-cell office:value-type="float" office:value="2.44" table:style-name="ce48">
            <text:p>2.44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2" table:style-name="ce46">
            <text:p>9,572</text:p>
          </table:table-cell>
          <table:table-cell office:value-type="float" office:value="1043552" table:style-name="ce46">
            <text:p>1,043,552</text:p>
          </table:table-cell>
          <table:table-cell office:value-type="float" office:value="2461695" table:style-name="ce46">
            <text:p>2,461,695</text:p>
          </table:table-cell>
          <table:table-cell office:value-type="float" office:value="1170539" table:style-name="ce46">
            <text:p>1,170,539</text:p>
          </table:table-cell>
          <table:table-cell office:value-type="float" office:value="1291156" table:style-name="ce46">
            <text:p>1,291,156</text:p>
          </table:table-cell>
          <table:table-cell office:value-type="float" office:value="90.66" table:style-name="ce47">
            <text:p>90.66</text:p>
          </table:table-cell>
          <table:table-cell office:value-type="float" office:value="9057.02" table:style-name="ce47">
            <text:p>9,057.02</text:p>
          </table:table-cell>
          <table:table-cell office:value-type="float" office:value="2.36" table:style-name="ce48">
            <text:p>2.36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3" table:style-name="ce46">
            <text:p>11,933</text:p>
          </table:table-cell>
          <table:table-cell office:value-type="float" office:value="871420" table:style-name="ce46">
            <text:p>871,420</text:p>
          </table:table-cell>
          <table:table-cell office:value-type="float" office:value="2269400" table:style-name="ce46">
            <text:p>2,269,400</text:p>
          </table:table-cell>
          <table:table-cell office:value-type="float" office:value="1121818" table:style-name="ce46">
            <text:p>1,121,818</text:p>
          </table:table-cell>
          <table:table-cell office:value-type="float" office:value="1147582" table:style-name="ce46">
            <text:p>1,147,582</text:p>
          </table:table-cell>
          <table:table-cell office:value-type="float" office:value="97.75" table:style-name="ce47">
            <text:p>97.75</text:p>
          </table:table-cell>
          <table:table-cell office:value-type="float" office:value="1858.71" table:style-name="ce47">
            <text:p>1,858.71</text:p>
          </table:table-cell>
          <table:table-cell office:value-type="float" office:value="2.6" table:style-name="ce48">
            <text:p>2.60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26444" table:style-name="ce46">
            <text:p>1,026,444</text:p>
          </table:table-cell>
          <table:table-cell office:value-type="float" office:value="2802690" table:style-name="ce46">
            <text:p>2,802,690</text:p>
          </table:table-cell>
          <table:table-cell office:value-type="float" office:value="1373777" table:style-name="ce46">
            <text:p>1,373,777</text:p>
          </table:table-cell>
          <table:table-cell office:value-type="float" office:value="1428913" table:style-name="ce46">
            <text:p>1,428,913</text:p>
          </table:table-cell>
          <table:table-cell office:value-type="float" office:value="96.14" table:style-name="ce47">
            <text:p>96.14</text:p>
          </table:table-cell>
          <table:table-cell office:value-type="float" office:value="1265.3800000000001" table:style-name="ce47">
            <text:p>1,265.38</text:p>
          </table:table-cell>
          <table:table-cell office:value-type="float" office:value="2.73" table:style-name="ce48">
            <text:p>2.73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5" table:style-name="ce46">
            <text:p>9,655</text:p>
          </table:table-cell>
          <table:table-cell office:value-type="float" office:value="713781" table:style-name="ce46">
            <text:p>713,781</text:p>
          </table:table-cell>
          <table:table-cell office:value-type="float" office:value="1850880" table:style-name="ce46">
            <text:p>1,850,880</text:p>
          </table:table-cell>
          <table:table-cell office:value-type="float" office:value="920769" table:style-name="ce46">
            <text:p>920,769</text:p>
          </table:table-cell>
          <table:table-cell office:value-type="float" office:value="930111" table:style-name="ce46">
            <text:p>930,111</text:p>
          </table:table-cell>
          <table:table-cell office:value-type="float" office:value="99" table:style-name="ce47">
            <text:p>99.00</text:p>
          </table:table-cell>
          <table:table-cell office:value-type="float" office:value="844.51" table:style-name="ce47">
            <text:p>844.51</text:p>
          </table:table-cell>
          <table:table-cell office:value-type="float" office:value="2.59" table:style-name="ce48">
            <text:p>2.59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0" table:style-name="ce46">
            <text:p>890</text:p>
          </table:table-cell>
          <table:table-cell office:value-type="float" office:value="17309" table:style-name="ce46">
            <text:p>17,309</text:p>
          </table:table-cell>
          <table:table-cell office:value-type="float" office:value="1132498" table:style-name="ce46">
            <text:p>1,132,498</text:p>
          </table:table-cell>
          <table:table-cell office:value-type="float" office:value="2722713" table:style-name="ce46">
            <text:p>2,722,713</text:p>
          </table:table-cell>
          <table:table-cell office:value-type="float" office:value="1340161" table:style-name="ce46">
            <text:p>1,340,161</text:p>
          </table:table-cell>
          <table:table-cell office:value-type="float" office:value="1382552" table:style-name="ce46">
            <text:p>1,382,552</text:p>
          </table:table-cell>
          <table:table-cell office:value-type="float" office:value="96.93" table:style-name="ce47">
            <text:p>96.93</text:p>
          </table:table-cell>
          <table:table-cell office:value-type="float" office:value="922.37" table:style-name="ce47">
            <text:p>922.37</text:p>
          </table:table-cell>
          <table:table-cell office:value-type="float" office:value="2.4" table:style-name="ce48">
            <text:p>2.4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21" table:style-name="ce46">
            <text:p>3,521</text:p>
          </table:table-cell>
          <table:table-cell office:value-type="float" office:value="58462" table:style-name="ce46">
            <text:p>58,462</text:p>
          </table:table-cell>
          <table:table-cell office:value-type="float" office:value="2579764" table:style-name="ce46">
            <text:p>2,579,764</text:p>
          </table:table-cell>
          <table:table-cell office:value-type="float" office:value="6956140" table:style-name="ce46">
            <text:p>6,956,140</text:p>
          </table:table-cell>
          <table:table-cell office:value-type="float" office:value="3531281" table:style-name="ce46">
            <text:p>3,531,281</text:p>
          </table:table-cell>
          <table:table-cell office:value-type="float" office:value="3424859" table:style-name="ce46">
            <text:p>3,424,859</text:p>
          </table:table-cell>
          <table:table-cell office:value-type="float" office:value="103.11" table:style-name="ce47">
            <text:p>103.11</text:p>
          </table:table-cell>
          <table:table-cell office:value-type="float" office:value="277.02999999999997" table:style-name="ce47">
            <text:p>277.03</text:p>
          </table:table-cell>
          <table:table-cell office:value-type="float" office:value="2.7" table:style-name="ce48">
            <text:p>2.7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5395" table:style-name="ce51">
            <text:p>175,395</text:p>
          </table:table-cell>
          <table:table-cell office:value-type="float" office:value="449050" table:style-name="ce51">
            <text:p>449,050</text:p>
          </table:table-cell>
          <table:table-cell office:value-type="float" office:value="225843" table:style-name="ce51">
            <text:p>225,843</text:p>
          </table:table-cell>
          <table:table-cell office:value-type="float" office:value="223207" table:style-name="ce51">
            <text:p>223,207</text:p>
          </table:table-cell>
          <table:table-cell office:value-type="float" office:value="101.18" table:style-name="ce52">
            <text:p>101.18</text:p>
          </table:table-cell>
          <table:table-cell office:value-type="float" office:value="209.48" table:style-name="ce52">
            <text:p>209.48</text:p>
          </table:table-cell>
          <table:table-cell office:value-type="float" office:value="2.56" table:style-name="ce53">
            <text:p>2.56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3" table:style-name="ce51">
            <text:p>3,333</text:p>
          </table:table-cell>
          <table:table-cell office:value-type="float" office:value="213426" table:style-name="ce51">
            <text:p>213,426</text:p>
          </table:table-cell>
          <table:table-cell office:value-type="float" office:value="577674" table:style-name="ce51">
            <text:p>577,674</text:p>
          </table:table-cell>
          <table:table-cell office:value-type="float" office:value="294656" table:style-name="ce51">
            <text:p>294,656</text:p>
          </table:table-cell>
          <table:table-cell office:value-type="float" office:value="283018" table:style-name="ce51">
            <text:p>283,018</text:p>
          </table:table-cell>
          <table:table-cell office:value-type="float" office:value="104.11" table:style-name="ce52">
            <text:p>104.11</text:p>
          </table:table-cell>
          <table:table-cell office:value-type="float" office:value="404.66" table:style-name="ce52">
            <text:p>404.66</text:p>
          </table:table-cell>
          <table:table-cell office:value-type="float" office:value="2.71" table:style-name="ce53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9" table:style-name="ce51">
            <text:p>4,699</text:p>
          </table:table-cell>
          <table:table-cell office:value-type="float" office:value="196431" table:style-name="ce51">
            <text:p>196,431</text:p>
          </table:table-cell>
          <table:table-cell office:value-type="float" office:value="535243" table:style-name="ce51">
            <text:p>535,243</text:p>
          </table:table-cell>
          <table:table-cell office:value-type="float" office:value="275773" table:style-name="ce51">
            <text:p>275,773</text:p>
          </table:table-cell>
          <table:table-cell office:value-type="float" office:value="259470" table:style-name="ce51">
            <text:p>259,470</text:p>
          </table:table-cell>
          <table:table-cell office:value-type="float" office:value="106.28" table:style-name="ce52">
            <text:p>106.28</text:p>
          </table:table-cell>
          <table:table-cell office:value-type="float" office:value="294.04000000000002" table:style-name="ce52">
            <text:p>294.04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91" table:style-name="ce51">
            <text:p>591</text:p>
          </table:table-cell>
          <table:table-cell office:value-type="float" office:value="9211" table:style-name="ce51">
            <text:p>9,211</text:p>
          </table:table-cell>
          <table:table-cell office:value-type="float" office:value="401442" table:style-name="ce51">
            <text:p>401,442</text:p>
          </table:table-cell>
          <table:table-cell office:value-type="float" office:value="1246388" table:style-name="ce51">
            <text:p>1,246,388</text:p>
          </table:table-cell>
          <table:table-cell office:value-type="float" office:value="632294" table:style-name="ce51">
            <text:p>632,294</text:p>
          </table:table-cell>
          <table:table-cell office:value-type="float" office:value="614094" table:style-name="ce51">
            <text:p>614,094</text:p>
          </table:table-cell>
          <table:table-cell office:value-type="float" office:value="102.96" table:style-name="ce52">
            <text:p>102.96</text:p>
          </table:table-cell>
          <table:table-cell office:value-type="float" office:value="1160.08" table:style-name="ce52">
            <text:p>1,160.08</text:p>
          </table:table-cell>
          <table:table-cell office:value-type="float" office:value="3.1" table:style-name="ce53">
            <text:p>3.1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3" table:style-name="ce51">
            <text:p>263</text:p>
          </table:table-cell>
          <table:table-cell office:value-type="float" office:value="4274" table:style-name="ce51">
            <text:p>4,274</text:p>
          </table:table-cell>
          <table:table-cell office:value-type="float" office:value="179750" table:style-name="ce51">
            <text:p>179,750</text:p>
          </table:table-cell>
          <table:table-cell office:value-type="float" office:value="480477" table:style-name="ce51">
            <text:p>480,477</text:p>
          </table:table-cell>
          <table:table-cell office:value-type="float" office:value="245201" table:style-name="ce51">
            <text:p>245,201</text:p>
          </table:table-cell>
          <table:table-cell office:value-type="float" office:value="235276" table:style-name="ce51">
            <text:p>235,276</text:p>
          </table:table-cell>
          <table:table-cell office:value-type="float" office:value="104.22" table:style-name="ce52">
            <text:p>104.22</text:p>
          </table:table-cell>
          <table:table-cell office:value-type="float" office:value="117.01" table:style-name="ce52">
            <text:p>117.01</text:p>
          </table:table-cell>
          <table:table-cell office:value-type="float" office:value="2.67" table:style-name="ce53">
            <text:p>2.6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506" table:style-name="ce51">
            <text:p>6,506</text:p>
          </table:table-cell>
          <table:table-cell office:value-type="float" office:value="245194" table:style-name="ce51">
            <text:p>245,194</text:p>
          </table:table-cell>
          <table:table-cell office:value-type="float" office:value="665376" table:style-name="ce51">
            <text:p>665,376</text:p>
          </table:table-cell>
          <table:table-cell office:value-type="float" office:value="343600" table:style-name="ce51">
            <text:p>343,600</text:p>
          </table:table-cell>
          <table:table-cell office:value-type="float" office:value="321776" table:style-name="ce51">
            <text:p>321,776</text:p>
          </table:table-cell>
          <table:table-cell office:value-type="float" office:value="106.78" table:style-name="ce52">
            <text:p>106.78</text:p>
          </table:table-cell>
          <table:table-cell office:value-type="float" office:value="515.46" table:style-name="ce52">
            <text:p>515.46</text:p>
          </table:table-cell>
          <table:table-cell office:value-type="float" office:value="2.71" table:style-name="ce53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6" table:style-name="ce51">
            <text:p>5,366</text:p>
          </table:table-cell>
          <table:table-cell office:value-type="float" office:value="185330" table:style-name="ce51">
            <text:p>185,330</text:p>
          </table:table-cell>
          <table:table-cell office:value-type="float" office:value="489509" table:style-name="ce51">
            <text:p>489,509</text:p>
          </table:table-cell>
          <table:table-cell office:value-type="float" office:value="253688" table:style-name="ce51">
            <text:p>253,688</text:p>
          </table:table-cell>
          <table:table-cell office:value-type="float" office:value="235821" table:style-name="ce51">
            <text:p>235,821</text:p>
          </table:table-cell>
          <table:table-cell office:value-type="float" office:value="107.58" table:style-name="ce52">
            <text:p>107.58</text:p>
          </table:table-cell>
          <table:table-cell office:value-type="float" office:value="257.14" table:style-name="ce52">
            <text:p>257.14</text:p>
          </table:table-cell>
          <table:table-cell office:value-type="float" office:value="2.64" table:style-name="ce53">
            <text:p>2.6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4483" table:style-name="ce51">
            <text:p>294,483</text:p>
          </table:table-cell>
          <table:table-cell office:value-type="float" office:value="799658" table:style-name="ce51">
            <text:p>799,658</text:p>
          </table:table-cell>
          <table:table-cell office:value-type="float" office:value="406589" table:style-name="ce51">
            <text:p>406,589</text:p>
          </table:table-cell>
          <table:table-cell office:value-type="float" office:value="393069" table:style-name="ce51">
            <text:p>393,069</text:p>
          </table:table-cell>
          <table:table-cell office:value-type="float" office:value="103.44" table:style-name="ce52">
            <text:p>103.44</text:p>
          </table:table-cell>
          <table:table-cell office:value-type="float" office:value="288.10000000000002" table:style-name="ce52">
            <text:p>288.10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203" table:style-name="ce51">
            <text:p>84,203</text:p>
          </table:table-cell>
          <table:table-cell office:value-type="float" office:value="212824" table:style-name="ce51">
            <text:p>212,824</text:p>
          </table:table-cell>
          <table:table-cell office:value-type="float" office:value="108967" table:style-name="ce51">
            <text:p>108,967</text:p>
          </table:table-cell>
          <table:table-cell office:value-type="float" office:value="103857" table:style-name="ce51">
            <text:p>103,857</text:p>
          </table:table-cell>
          <table:table-cell office:value-type="float" office:value="104.92" table:style-name="ce52">
            <text:p>104.92</text:p>
          </table:table-cell>
          <table:table-cell office:value-type="float" office:value="60.54" table:style-name="ce52">
            <text:p>60.54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5" table:style-name="ce51">
            <text:p>3,625</text:p>
          </table:table-cell>
          <table:table-cell office:value-type="float" office:value="127957" table:style-name="ce51">
            <text:p>127,957</text:p>
          </table:table-cell>
          <table:table-cell office:value-type="float" office:value="319024" table:style-name="ce51">
            <text:p>319,024</text:p>
          </table:table-cell>
          <table:table-cell office:value-type="float" office:value="160992" table:style-name="ce51">
            <text:p>160,992</text:p>
          </table:table-cell>
          <table:table-cell office:value-type="float" office:value="158032" table:style-name="ce51">
            <text:p>158,032</text:p>
          </table:table-cell>
          <table:table-cell office:value-type="float" office:value="101.87" table:style-name="ce52">
            <text:p>101.87</text:p>
          </table:table-cell>
          <table:table-cell office:value-type="float" office:value="68.92" table:style-name="ce52">
            <text:p>68.92</text:p>
          </table:table-cell>
          <table:table-cell office:value-type="float" office:value="2.4900000000000002" table:style-name="ce53">
            <text:p>2.49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270" table:style-name="ce51">
            <text:p>42,270</text:p>
          </table:table-cell>
          <table:table-cell office:value-type="float" office:value="106376" table:style-name="ce51">
            <text:p>106,376</text:p>
          </table:table-cell>
          <table:table-cell office:value-type="float" office:value="54601" table:style-name="ce51">
            <text:p>54,601</text:p>
          </table:table-cell>
          <table:table-cell office:value-type="float" office:value="51775" table:style-name="ce51">
            <text:p>51,775</text:p>
          </table:table-cell>
          <table:table-cell office:value-type="float" office:value="105.46" table:style-name="ce52">
            <text:p>105.46</text:p>
          </table:table-cell>
          <table:table-cell office:value-type="float" office:value="838.5" table:style-name="ce52">
            <text:p>838.50</text:p>
          </table:table-cell>
          <table:table-cell office:value-type="float" office:value="2.52" table:style-name="ce53">
            <text:p>2.5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6659" table:style-name="ce51">
            <text:p>156,659</text:p>
          </table:table-cell>
          <table:table-cell office:value-type="float" office:value="361099" table:style-name="ce51">
            <text:p>361,099</text:p>
          </table:table-cell>
          <table:table-cell office:value-type="float" office:value="179970" table:style-name="ce51">
            <text:p>179,970</text:p>
          </table:table-cell>
          <table:table-cell office:value-type="float" office:value="181129" table:style-name="ce51">
            <text:p>181,129</text:p>
          </table:table-cell>
          <table:table-cell office:value-type="float" office:value="99.36" table:style-name="ce52">
            <text:p>99.36</text:p>
          </table:table-cell>
          <table:table-cell office:value-type="float" office:value="2719.96" table:style-name="ce52">
            <text:p>2,719.96</text:p>
          </table:table-cell>
          <table:table-cell office:value-type="float" office:value="2.31" table:style-name="ce53">
            <text:p>2.3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68" table:style-name="ce51">
            <text:p>2,168</text:p>
          </table:table-cell>
          <table:table-cell office:value-type="float" office:value="175183" table:style-name="ce51">
            <text:p>175,183</text:p>
          </table:table-cell>
          <table:table-cell office:value-type="float" office:value="450836" table:style-name="ce51">
            <text:p>450,836</text:p>
          </table:table-cell>
          <table:table-cell office:value-type="float" office:value="222573" table:style-name="ce51">
            <text:p>222,573</text:p>
          </table:table-cell>
          <table:table-cell office:value-type="float" office:value="228263" table:style-name="ce51">
            <text:p>228,263</text:p>
          </table:table-cell>
          <table:table-cell office:value-type="float" office:value="97.51" table:style-name="ce52">
            <text:p>97.51</text:p>
          </table:table-cell>
          <table:table-cell office:value-type="float" office:value="4328.6099999999997" table:style-name="ce52">
            <text:p>4,328.61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2041" table:style-name="ce51">
            <text:p>102,041</text:p>
          </table:table-cell>
          <table:table-cell office:value-type="float" office:value="262606" table:style-name="ce51">
            <text:p>262,606</text:p>
          </table:table-cell>
          <table:table-cell office:value-type="float" office:value="126534" table:style-name="ce51">
            <text:p>126,534</text:p>
          </table:table-cell>
          <table:table-cell office:value-type="float" office:value="136072" table:style-name="ce51">
            <text:p>136,072</text:p>
          </table:table-cell>
          <table:table-cell office:value-type="float" office:value="92.99" table:style-name="ce52">
            <text:p>92.99</text:p>
          </table:table-cell>
          <table:table-cell office:value-type="float" office:value="4374.8999999999996" table:style-name="ce52">
            <text:p>4,374.90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440" table:style-name="ce46">
            <text:p>46,440</text:p>
          </table:table-cell>
          <table:table-cell office:value-type="float" office:value="154196" table:style-name="ce46">
            <text:p>154,196</text:p>
          </table:table-cell>
          <table:table-cell office:value-type="float" office:value="77627" table:style-name="ce46">
            <text:p>77,627</text:p>
          </table:table-cell>
          <table:table-cell office:value-type="float" office:value="76569" table:style-name="ce46">
            <text:p>76,569</text:p>
          </table:table-cell>
          <table:table-cell office:value-type="float" office:value="101.38" table:style-name="ce47">
            <text:p>101.38</text:p>
          </table:table-cell>
          <table:table-cell office:value-type="float" office:value="854.48" table:style-name="ce47">
            <text:p>854.48</text:p>
          </table:table-cell>
          <table:table-cell office:value-type="float" office:value="3.32" table:style-name="ce48">
            <text:p>3.3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833" table:style-name="ce51">
            <text:p>42,833</text:p>
          </table:table-cell>
          <table:table-cell office:value-type="float" office:value="140294" table:style-name="ce51">
            <text:p>140,294</text:p>
          </table:table-cell>
          <table:table-cell office:value-type="float" office:value="69575" table:style-name="ce51">
            <text:p>69,575</text:p>
          </table:table-cell>
          <table:table-cell office:value-type="float" office:value="70719" table:style-name="ce51">
            <text:p>70,719</text:p>
          </table:table-cell>
          <table:table-cell office:value-type="float" office:value="98.38" table:style-name="ce52">
            <text:p>98.38</text:p>
          </table:table-cell>
          <table:table-cell office:value-type="float" office:value="925.08" table:style-name="ce52">
            <text:p>925.08</text:p>
          </table:table-cell>
          <table:table-cell office:value-type="float" office:value="3.28" table:style-name="ce53">
            <text:p>3.2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607" table:style-name="ce51">
            <text:p>3,607</text:p>
          </table:table-cell>
          <table:table-cell office:value-type="float" office:value="13902" table:style-name="ce51">
            <text:p>13,902</text:p>
          </table:table-cell>
          <table:table-cell office:value-type="float" office:value="8052" table:style-name="ce51">
            <text:p>8,052</text:p>
          </table:table-cell>
          <table:table-cell office:value-type="float" office:value="5850" table:style-name="ce51">
            <text:p>5,850</text:p>
          </table:table-cell>
          <table:table-cell office:value-type="float" office:value="137.63999999999999" table:style-name="ce52">
            <text:p>137.64</text:p>
          </table:table-cell>
          <table:table-cell office:value-type="float" office:value="482.71" table:style-name="ce52">
            <text:p>482.71</text:p>
          </table:table-cell>
          <table:table-cell office:value-type="float" office:value="3.85" table:style-name="ce53">
            <text:p>3.85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8/上網各月速報公式(8月).xls'#說明" table:style-name="ta3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3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3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3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3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3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3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3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3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3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3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3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3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3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3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3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3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3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3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4:40Z</meta:creation-date>
    <dc:date>2022-09-02T02:25:36Z</dc:date>
  </office:meta>
</office:document-meta>
</file>